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077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3.113cm"/>
    </style:style>
    <style:style style:name="co5" style:family="table-column">
      <style:table-column-properties fo:break-before="auto" style:column-width="2.568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1.342cm"/>
    </style:style>
    <style:style style:name="co8" style:family="table-column">
      <style:table-column-properties fo:break-before="auto" style:column-width="3.847cm"/>
    </style:style>
    <style:style style:name="co9" style:family="table-column">
      <style:table-column-properties fo:break-before="auto" style:column-width="1.178cm"/>
    </style:style>
    <style:style style:name="co10" style:family="table-column">
      <style:table-column-properties fo:break-before="auto" style:column-width="4.366cm"/>
    </style:style>
    <style:style style:name="co11" style:family="table-column">
      <style:table-column-properties fo:break-before="auto" style:column-width="1.452cm"/>
    </style:style>
    <style:style style:name="co12" style:family="table-column">
      <style:table-column-properties fo:break-before="auto" style:column-width="2.32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calculation-settings table:case-sensitive="false"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Seat gain for each party under PR assuming pure proportionality and same voting pattern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loc Québécois</text:p>
          </table:table-cell>
          <table:table-cell office:value-type="string" calcext:value-type="string">
            <text:p>C.C.F.</text:p>
          </table:table-cell>
          <table:table-cell office:value-type="string" calcext:value-type="string">
            <text:p>Canadian Alliance</text:p>
          </table:table-cell>
          <table:table-cell office:value-type="string" calcext:value-type="string">
            <text:p>Conservatives</text:p>
          </table:table-cell>
          <table:table-cell office:value-type="string" calcext:value-type="string">
            <text:p>Green Party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New Democratic Part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rogressive Conservative</text:p>
          </table:table-cell>
          <table:table-cell office:value-type="string" calcext:value-type="string">
            <text:p>Reform</text:p>
          </table:table-cell>
          <table:table-cell office:value-type="string" calcext:value-type="string">
            <text:p>Social Credit</text:p>
          </table:table-cell>
          <table:table-cell office:value-type="string" calcext:value-type="string">
            <text:p>All small c :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ROUND(338*0.0467-10)" office:value-type="float" office:value="6" calcext:value-type="float">
            <text:p>6</text:p>
          </table:table-cell>
          <table:table-cell table:number-columns-repeated="2"/>
          <table:table-cell table:style-name="ce2" table:formula="of:=ROUND(338*0.3191-99)" office:value-type="float" office:value="9" calcext:value-type="float">
            <text:p>9</text:p>
          </table:table-cell>
          <table:table-cell table:style-name="ce2" table:formula="of:=ROUND(338*0.0343-1)" office:value-type="float" office:value="11" calcext:value-type="float">
            <text:p>11</text:p>
          </table:table-cell>
          <table:table-cell table:style-name="ce2" table:formula="of:=ROUND(338*0.3947-184)" office:value-type="float" office:value="-51" calcext:value-type="float">
            <text:p>-51</text:p>
          </table:table-cell>
          <table:table-cell table:style-name="ce2" table:formula="of:=ROUND(338*0.1972-44)" office:value-type="float" office:value="23" calcext:value-type="float">
            <text:p>23</text:p>
          </table:table-cell>
          <table:table-cell table:style-name="ce2" table:formula="of:=ROUND(338*0.008-0)" office:value-type="float" office:value="3" calcext:value-type="float">
            <text:p>3</text:p>
          </table:table-cell>
          <table:table-cell table:number-columns-repeated="3"/>
          <table:table-cell table:formula="of:=[.D3]+[.E3]+[.J3]+[.K3]+[.L3]"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-44" calcext:value-type="float">
            <text:p>-44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4]+[.E4]+[.J4]+[.K4]+[.L4]"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-18" calcext:value-type="float">
            <text:p>-18</text:p>
          </table:table-cell>
          <table:table-cell table:number-columns-repeated="2"/>
          <table:table-cell office:value-type="float" office:value="-27" calcext:value-type="float">
            <text:p>-2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5]+[.E5]+[.J5]+[.K5]+[.L5]"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-19" calcext:value-type="float">
            <text:p>-19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14" calcext:value-type="float">
            <text:p>14</text:p>
          </table:table-cell>
          <table:table-cell office:value-type="float" office:value="-10" calcext:value-type="float">
            <text:p>-1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D6]+[.E6]+[.J6]+[.K6]+[.L6]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-16" calcext:value-type="float">
            <text:p>-16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13" calcext:value-type="float">
            <text:p>13</text:p>
          </table:table-cell>
          <table:table-cell office:value-type="float" office:value="-22" calcext:value-type="float">
            <text:p>-2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D7]+[.E7]+[.J7]+[.K7]+[.L7]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-49" calcext:value-type="float">
            <text:p>-4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D8]+[.E8]+[.J8]+[.K8]+[.L8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12" calcext:value-type="float">
            <text:p>-12</text:p>
          </table:table-cell>
          <table:table-cell table:number-columns-repeated="4"/>
          <table:table-cell office:value-type="float" office:value="-39" calcext:value-type="float">
            <text:p>-3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D9]+[.E9]+[.J9]+[.K9]+[.L9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-14" calcext:value-type="float">
            <text:p>-14</text:p>
          </table:table-cell>
          <table:table-cell table:number-columns-repeated="4"/>
          <table:table-cell office:value-type="float" office:value="-55" calcext:value-type="float">
            <text:p>-5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0]+[.E10]+[.J10]+[.K10]+[.L10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-42" calcext:value-type="float">
            <text:p>-4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1]+[.E11]+[.J11]+[.K11]+[.L11]"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-70" calcext:value-type="float">
            <text:p>-7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2]+[.E12]+[.J12]+[.K12]+[.L12]"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5"/>
          <table:table-cell office:value-type="float" office:value="-22" calcext:value-type="float">
            <text:p>-2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D13]+[.E13]+[.J13]+[.K13]+[.L13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7" calcext:value-type="float">
            <text:p>7</text:p>
          </table:table-cell>
          <table:table-cell table:formula="of:=[.D14]+[.E14]+[.J14]+[.K14]+[.L14]"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5"/>
          <table:table-cell office:value-type="float" office:value="-27" calcext:value-type="float">
            <text:p>-2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15]+[.E15]+[.J15]+[.K15]+[.L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D16]+[.E16]+[.J16]+[.K16]+[.L16]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5"/>
          <table:table-cell office:value-type="float" office:value="-35" calcext:value-type="float">
            <text:p>-35</text:p>
          </table:table-cell>
          <table:table-cell office:value-type="float" office:value="23" calcext:value-type="float">
            <text:p>23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7]+[.E17]+[.J17]+[.K17]+[.L17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table:number-columns-repeated="5"/>
          <table:table-cell office:value-type="float" office:value="-26" calcext:value-type="float">
            <text:p>-2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D18]+[.E18]+[.J18]+[.K18]+[.L18]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table:number-columns-repeated="5"/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D19]+[.E19]+[.J19]+[.K19]+[.L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20]+[.E20]+[.J20]+[.K20]+[.L20]"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6" calcext:value-type="float">
            <text:p>-66</text:p>
          </table:table-cell>
          <table:table-cell/>
          <table:table-cell office:value-type="float" office:value="7" calcext:value-type="float">
            <text:p>7</text:p>
          </table:table-cell>
          <table:table-cell table:formula="of:=[.D21]+[.E21]+[.J21]+[.K21]+[.L21]"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D22]+[.E22]+[.J22]+[.K22]+[.L22]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-38" calcext:value-type="float">
            <text:p>-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-1" calcext:value-type="float">
            <text:p>-1</text:p>
          </table:table-cell>
          <table:table-cell table:formula="of:=[.D23]+[.E23]+[.J23]+[.K23]+[.L23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-59" calcext:value-type="float">
            <text:p>-5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-4" calcext:value-type="float">
            <text:p>-4</text:p>
          </table:table-cell>
          <table:table-cell table:formula="of:=[.D24]+[.E24]+[.J24]+[.K24]+[.L24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" calcext:value-type="float">
            <text:p>-3</text:p>
          </table:table-cell>
          <table:table-cell table:formula="of:=[.D25]+[.E25]+[.J25]+[.K25]+[.L25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oyenne</text:p>
          </table:table-cell>
          <table:table-cell table:style-name="ce1" table:formula="of:=AVERAGE([.B3:.B25])" office:value-type="float" office:value="-8.125" calcext:value-type="float">
            <text:p>-8,1</text:p>
          </table:table-cell>
          <table:table-cell table:style-name="ce1" table:formula="of:=AVERAGE([.C3:.C25])" office:value-type="float" office:value="12" calcext:value-type="float">
            <text:p>12,0</text:p>
          </table:table-cell>
          <table:table-cell table:style-name="ce1" table:formula="of:=AVERAGE([.D3:.D25])" office:value-type="float" office:value="11" calcext:value-type="float">
            <text:p>11,0</text:p>
          </table:table-cell>
          <table:table-cell table:style-name="ce1" table:formula="of:=AVERAGE([.E3:.E25])" office:value-type="float" office:value="-16.4" calcext:value-type="float">
            <text:p>-16,4</text:p>
          </table:table-cell>
          <table:table-cell table:style-name="ce1" table:formula="of:=AVERAGE([.F3:.F25])" office:value-type="float" office:value="14" calcext:value-type="float">
            <text:p>14,0</text:p>
          </table:table-cell>
          <table:table-cell table:style-name="ce1" table:formula="of:=AVERAGE([.G3:.G25])" office:value-type="float" office:value="-15.5217391304348" calcext:value-type="float">
            <text:p>-15,5</text:p>
          </table:table-cell>
          <table:table-cell table:style-name="ce1" table:formula="of:=AVERAGE([.H3:.H25])" office:value-type="float" office:value="18.6666666666667" calcext:value-type="float">
            <text:p>18,7</text:p>
          </table:table-cell>
          <table:table-cell table:style-name="ce1" table:formula="of:=AVERAGE([.I3:.I25])" office:value-type="float" office:value="3.60869565217391" calcext:value-type="float">
            <text:p>3,6</text:p>
          </table:table-cell>
          <table:table-cell table:style-name="ce1" table:formula="of:=AVERAGE([.J3:.J25])" office:value-type="float" office:value="-5.55555555555556" calcext:value-type="float">
            <text:p>-5,6</text:p>
          </table:table-cell>
          <table:table-cell table:style-name="ce1" table:formula="of:=AVERAGE([.K3:.K25])" office:value-type="float" office:value="0.5" calcext:value-type="float">
            <text:p>0,5</text:p>
          </table:table-cell>
          <table:table-cell table:style-name="ce1" table:formula="of:=AVERAGE([.L3:.L25])" office:value-type="float" office:value="2" calcext:value-type="float">
            <text:p>2,0</text:p>
          </table:table-cell>
          <table:table-cell table:style-name="ce1" table:formula="of:=AVERAGE([.M3:.M25])" office:value-type="float" office:value="-6.08695652173913" calcext:value-type="float">
            <text:p>-6,1</text:p>
          </table:table-cell>
        </table:table-row>
        <table:table-row table:style-name="ro1">
          <table:table-cell office:value-type="string" calcext:value-type="string">
            <text:p>Source: https://www.sfu.ca/~aheard/elections/1867-present.html</text:p>
          </table:table-cell>
          <table:table-cell table:number-columns-repeated="12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7"/>
          <table:table-cell table:formula="of:=338*0.13" office:value-type="float" office:value="43.94" calcext:value-type="float">
            <text:p>43,9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8">0000-00-00</text:date>, <text:time style:data-style-name="N2" text:time-value="15:26:47.7689133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8T15:27:07.130701143</dc:date>
    <dc:creator>Julien Lamarche</dc:creator>
    <meta:generator>LibreOffice/4.2.8.2$Linux_X86_64 LibreOffice_project/420m0$Build-2</meta:generator>
    <meta:editing-duration>PT48S</meta:editing-duration>
    <meta:editing-cycles>4</meta:editing-cycles>
    <meta:document-statistic meta:table-count="1" meta:cell-count="197" meta:object-count="0"/>
  </office:meta>
</office:document-meta>
</file>